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handas" svg:font-family="Chandas" style:font-pitch="variable"/>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handas" fo:font-weight="bold" officeooo:rsid="000984d2" officeooo:paragraph-rsid="000984d2" style:font-weight-asian="bold" style:font-weight-complex="bold"/>
    </style:style>
    <style:style style:name="P2" style:family="paragraph" style:parent-style-name="Standard">
      <style:text-properties style:font-name="LKLUG"/>
    </style:style>
    <style:style style:name="P3" style:family="paragraph" style:parent-style-name="Standard">
      <style:text-properties style:font-name="LKLUG" officeooo:paragraph-rsid="000984d2"/>
    </style:style>
    <style:style style:name="P4" style:family="paragraph" style:parent-style-name="Standard">
      <style:paragraph-properties fo:text-align="center" style:justify-single-word="false"/>
      <style:text-properties style:font-name="Chandas" fo:font-weight="bold" officeooo:rsid="000984d2" officeooo:paragraph-rsid="000984d2" style:font-weight-asian="bold" style:font-weight-complex="bold"/>
    </style:style>
    <style:style style:name="P5" style:family="paragraph" style:parent-style-name="Standard">
      <style:paragraph-properties fo:text-align="justify" style:justify-single-word="false"/>
      <style:text-properties style:font-name="LKLUG"/>
    </style:style>
    <style:style style:name="P6" style:family="paragraph" style:parent-style-name="Standard">
      <style:paragraph-properties fo:text-align="justify" style:justify-single-word="false"/>
      <style:text-properties style:font-name="LKLUG" officeooo:paragraph-rsid="000984d2"/>
    </style:style>
    <style:style style:name="P7" style:family="paragraph" style:parent-style-name="Standard">
      <style:paragraph-properties fo:text-align="justify" style:justify-single-word="false"/>
      <style:text-properties style:font-name="LKLUG" officeooo:paragraph-rsid="00109a1c"/>
    </style:style>
    <style:style style:name="P8" style:family="paragraph" style:parent-style-name="Standard">
      <style:paragraph-properties fo:text-align="center" style:justify-single-word="false"/>
      <style:text-properties style:font-name="LKLUG" fo:font-style="italic" officeooo:paragraph-rsid="000984d2" style:font-style-asian="italic" style:font-style-complex="italic"/>
    </style:style>
    <style:style style:name="P9" style:family="paragraph" style:parent-style-name="Standard">
      <style:paragraph-properties fo:text-align="justify" style:justify-single-word="false"/>
      <style:text-properties officeooo:paragraph-rsid="000984d2"/>
    </style:style>
    <style:style style:name="P10" style:family="paragraph" style:parent-style-name="Standard">
      <style:paragraph-properties fo:text-align="justify" style:justify-single-word="false"/>
      <style:text-properties officeooo:paragraph-rsid="00109a1c"/>
    </style:style>
    <style:style style:name="P11" style:family="paragraph" style:parent-style-name="Standard">
      <style:paragraph-properties fo:text-align="center" style:justify-single-word="false"/>
      <style:text-properties officeooo:paragraph-rsid="00109a1c"/>
    </style:style>
    <style:style style:name="T1" style:family="text">
      <style:text-properties officeooo:rsid="000984d2"/>
    </style:style>
    <style:style style:name="T2" style:family="text">
      <style:text-properties style:font-name="LKLUG"/>
    </style:style>
    <style:style style:name="T3" style:family="text">
      <style:text-properties style:font-name="LKLUG" officeooo:rsid="000cc3d6"/>
    </style:style>
    <style:style style:name="T4" style:family="text">
      <style:text-properties style:font-name="LKLUG" officeooo:rsid="000db41c"/>
    </style:style>
    <style:style style:name="T5" style:family="text">
      <style:text-properties style:font-name="LKLUG" officeooo:rsid="000ea447"/>
    </style:style>
    <style:style style:name="T6" style:family="text">
      <style:text-properties style:font-name="LKLUG" fo:font-style="normal" style:font-style-asian="normal" style:font-style-complex="normal"/>
    </style:style>
    <style:style style:name="T7" style:family="text">
      <style:text-properties style:font-name="LKLUG" fo:font-style="normal" officeooo:rsid="00109a1c" style:font-style-asian="normal" style:font-style-complex="normal"/>
    </style:style>
    <style:style style:name="T8" style:family="text">
      <style:text-properties style:font-name="LKLUG" fo:font-style="normal" officeooo:rsid="0011ef00" style:font-style-asian="normal" style:font-style-complex="normal"/>
    </style:style>
    <style:style style:name="T9" style:family="text">
      <style:text-properties style:font-name="LKLUG" fo:font-style="italic" style:font-style-asian="italic" style:font-style-complex="italic"/>
    </style:style>
    <style:style style:name="T10" style:family="text">
      <style:text-properties style:font-name="LKLUG" fo:font-style="italic" officeooo:rsid="00109a1c" style:font-style-asian="italic" style:font-style-complex="italic"/>
    </style:style>
    <style:style style:name="T11" style:family="text">
      <style:text-properties officeooo:rsid="00109a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text:p>
      <text:p text:style-name="P5"><text:tab/>UML tiene lo que siempre se quiso desde la crisis del software, una manera de modelar los sistemas. El lenguaje de modelo unificado pretende unificar los mejores modelos e incorporar prácticas para usarse como estándar universal, y lo ha conseguido con éxito. El UML no es un método, es un lenguaje de modelado que se basa en notaciones gráficas de los que se valen los métodos. Tal y como lo hacen los arquitectos y los ingenieros civiles, UML utiliza un vocabulario (gráfico) con el que se pueda entender y especificar con facilidad un sistema.</text:p>
      <text:p text:style-name="P2"/>
      <text:p text:style-name="P1"><text:span text:style-name="T1">U</text:span>ML</text:p>
      <text:p text:style-name="P9"><text:span text:style-name="T2"><text:tab/>Tal y como indica su nombre, UML (Unified Modeling Language), es un lenguaje de modelado Y a diferencias de las metodologías de desarrollo de software como el método cascada, </text:span><text:span text:style-name="T3">UML</text:span><text:span text:style-name="T2"> no te indica un ciclo de vida de desarrollo por el cuál debas regirte. </text:span><text:span text:style-name="T3">UML </text:span><text:span text:style-name="T2">se puede implementar independientemente al lenguaje de programación con el que trabajes y por si fuera poco este se puede usar dentro de casi cualquier metodología de desarrollo existente. Ahora bien, ¿Qué es realmente UML? es un lenguaje de modelado visual que se usa para especificar, visualizar, construir y documentar artefactos de un sistema de software. Debido a este factor, UML se posiciona como preferencia para desarrollar un software.</text:span></text:p>
      <text:p text:style-name="P3"/>
      <text:p text:style-name="P1"><text:span text:style-name="T1">¿</text:span>Qué Es Un Modelo<text:span text:style-name="T1">?</text:span></text:p>
      <text:p text:style-name="P6"><text:tab/>Un modelo es una representación gráfica del diseño que previamente se construirá, por ejemplo, los arquitectos, los ingenieros civiles e ingenieros electricistas utilizan modelos hechos en papel para expresar un medio adecuado para el trabajo. Así mismo los ingenieros de software pueden utilizar modelos para representar un software a desarrollar. UML es un lenguaje de modelo como dijimos anteriormente, este modelo capta aspectos importantes, simplifica y omite requerimientos dependiendo del diagrama que se utilice.</text:p>
      <text:p text:style-name="P3"/>
      <text:p text:style-name="P1"><text:span text:style-name="T1">D</text:span>iagramas UML</text:p>
      <text:p text:style-name="P9"><text:span text:style-name="T2"><text:tab/>Un diagrama en UML es la representación gráfica que tiene el modelo, es una vista y guía para el software a desarrollar. Como no hay </text:span><text:soft-page-break/><text:span text:style-name="T2">una sola manera de ver el software, UML ofrece un conjunto de diagramas para entender el software desde diferentes perspectivas. En este documento veremos </text:span><text:span text:style-name="T3">6 diagramas los cuáles considero más importantes.</text:span></text:p>
      <text:p text:style-name="P3"/>
      <text:p text:style-name="P1"><text:span text:style-name="T1">D</text:span>iagramas De Casos De Usos</text:p>
      <text:p text:style-name="P9"><text:span text:style-name="T4"><text:tab/>Los diagramas de casos de usos cuentan con dos herramientas claves, ‘casos de usos’ que tienen como</text:span><text:span text:style-name="T2"> propósito definir una pieza de comportamiento coherente, sin revelar la estructura interna del sistema </text:span><text:span text:style-name="T4">y por supuesto</text:span><text:span text:style-name="T2"> ‘</text:span><text:span text:style-name="T4">actores’ que expresan una </text:span><text:span text:style-name="T2">entidad externa al sistema que realiza algún tipo de interacción con el mismo.</text:span></text:p>
      <text:p text:style-name="P3"/>
      <text:p text:style-name="P1"><text:span text:style-name="T1">D</text:span>iagramas De Clases</text:p>
      <text:p text:style-name="P9"><text:span text:style-name="T5"><text:tab/>Los diagramas de clases </text:span><text:span text:style-name="T2">describe</text:span><text:span text:style-name="T5">n </text:span><text:span text:style-name="T2">los tipos de objetos que hay en el sistema y las diversas clases de relaciones estáticas que existen entre ellos. </text:span><text:span text:style-name="T5">Una clase</text:span><text:span text:style-name="T2"> es un elemento que se representa en tres partes: nombre, atributos y acciones.</text:span></text:p>
      <text:p text:style-name="P3"/>
      <text:p text:style-name="P1"><text:span text:style-name="T1">D</text:span>iagramas De Secuencia</text:p>
      <text:p text:style-name="P6"><text:tab/>A diferencia de los diagramas de clases y los diagramas de casos de uso, el diagrama de secuencia muestran gráficamente las dinámicas de los objetos durante el tiempo. El diagrama secuencial está compuesto principalmente por el ejevertical que representa el tiempo y el eje horizontal donde están los objetos o actores. Cada objeto o actor tiene una línea vertical, y los mensajes se representan mediante flechas entre los distintos objetos. El tiempo fluye de arriba abajo.</text:p>
      <text:p text:style-name="P3"/>
      <text:p text:style-name="P1"><text:span text:style-name="T1">D</text:span>iagramas De Estados</text:p>
      <text:p text:style-name="P6"><text:tab/>Un diagrama de estado muestra el objeto durante su vida, indicando que eventos realiza y cuáles son las respuestas y acciones que genera. <text:span text:style-name="T11">Es importante resaltar que los diagramas de estados se dibujan </text:span>para una sola clase, <text:span text:style-name="T11">mostrando el comportamiento de un solo objeto durante su ciclo de vida. En cuanto a la representación </text:span>gráfica, los estados se muestran con cajas con curvas redondas y la transición de un estado a otro mediante una flecha, esta flecha puede tener el nombre del evento que hace que cambie de estado.</text:p>
      <text:p text:style-name="P3"><text:soft-page-break/></text:p>
      <text:p text:style-name="P1"><text:span text:style-name="T1">D</text:span>iagramas De Actividad</text:p>
      <text:p text:style-name="P7"><text:tab/>Un diagrama de actividad UML muestra el comportamiento dinámico de un sistema o de parte de un sistema a través del flujo de control entre acciones que realiza el sistema. Es similar a un diagrama de flujo, excepto porque un diagrama de actividad puede mostrar flujos concurrentes. El diagrama cuenta con rectángulos con esquinas redondas que muestran las acciones o tarea realizada por el sistema. Las flechas que van de un cuadro a otro es el flujo del sistema.</text:p>
      <text:p text:style-name="P3"/>
      <text:p text:style-name="P1"><text:span text:style-name="T1">¿</text:span>Cuándo Usar Los Diagramas<text:span text:style-name="T1">?</text:span></text:p>
      <text:p text:style-name="P6"><text:tab/>Basados en la opinión de Martin Fowler y Kendall Scott, los diagramas pueden ser utilizados en diferentes circunstancias.</text:p>
      <text:p text:style-name="P6"/>
      <text:p text:style-name="P8">Diagramas de Casos de Usos</text:p>
      <text:p text:style-name="P9"><text:span text:style-name="T6"><text:tab/>Los casos de usos </text:span><text:span text:style-name="T7">es una excelente </text:span><text:span text:style-name="T6">herramienta para la obtención de los requerimientos de un sistema. Los casos de uso es una tarea principal cuando se comienza un proyecto, recomiendo usar los diagramas de casos de uso en etapas iniciales como concepción y elaboración pero también pueden aplicarse cuando el proyecto tenga iteraciones y se requiera conocer nuevos requerimientos.</text:span></text:p>
      <text:p text:style-name="P9"><text:span text:style-name="T6"/></text:p>
      <text:p text:style-name="P11"><text:span text:style-name="T9">Diagramas de </text:span><text:span text:style-name="T10">Clases</text:span></text:p>
      <text:p text:style-name="P10"><text:span text:style-name="T6"><text:tab/>Los diagramas de clases son básicamente la columna vertebral para un desarrollo con enfoque orientado a objetos. Pueden usarse cuando se requiera especificar una clase y objetos a detalles.</text:span></text:p>
      <text:p text:style-name="P10"><text:span text:style-name="T6"/></text:p>
      <text:p text:style-name="P11"><text:span text:style-name="T9">Diagramas de </text:span><text:span text:style-name="T10">Secuencias</text:span></text:p>
      <text:p text:style-name="P10"><text:span text:style-name="T6"><text:tab/>Recomiendo usarlos cuando queramos conocer el comportamiento del objeto durante el tiempo. Son buenos para mostrar la colaboración con otros objetos pero no mucho para conocer los detalles de este. Si tienes la necesidad de conocer a detalle el objeto recomiendo mejor los diagramas de clase.</text:span></text:p>
      <text:p text:style-name="P10"><text:span text:style-name="T6"/></text:p>
      <text:p text:style-name="P11"><text:span text:style-name="T9">Diagramas de </text:span><text:span text:style-name="T10">Estados</text:span></text:p>
      <text:p text:style-name="P10"><text:span text:style-name="T6"><text:tab/>Los diagramas de estados son buenos para conocer el comportamiento de un objeto a través de varios casos de uso, aunque no serán </text:span><text:soft-page-break/><text:span text:style-name="T6">convenientes si requieres descubrir el comportamiento de varios objetos que interactúan entre sí.</text:span></text:p>
      <text:p text:style-name="P10"><text:span text:style-name="T6"/></text:p>
      <text:p text:style-name="P11"><text:span text:style-name="T9">Diagramas de </text:span><text:span text:style-name="T10">Actividades</text:span></text:p>
      <text:p text:style-name="P10"><text:span text:style-name="T6"><text:tab/>Fowler y Scott dan unos concejos de cuando usarlos.</text:span><text:span text:style-name="T8">1. </text:span><text:span text:style-name="T6">‘No usarlos para ver cómo se comporta un objeto durante su periodo de vida.’ </text:span><text:span text:style-name="T8">2. </text:span><text:span text:style-name="T6">‘No usarlos para ver como colaboran los objetos.’ </text:span><text:span text:style-name="T8">3. </text:span><text:span text:style-name="T6">‘Si usarlos para comprender el flujo de trabajo.’ </text:span><text:span text:style-name="T8">4. </text:span><text:span text:style-name="T6">‘Si usarlos para aplicaciones multihilo.’</text:span></text:p>
      <text:p text:style-name="P3"/>
      <text:p text:style-name="P1"><text:span text:style-name="T1">Conclusión</text:span></text:p>
      <text:p text:style-name="P6"><text:tab/>El lenguaje de modelo unificado o UML no es una metodología de desarrollo pero si puede usarse dentro de una. El UML es un estándar para comprender y diseñar gráficamente el software o sistema que debemos realizar. El UML se basa en modelos, un modelo es un diseño del sistema que puede ser comprendida con facilidad por los entes comprometidos con el desarroll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handas" svg:font-family="Chandas" style:font-pitch="variable"/>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23:11:38.172076686</meta:creation-date>
    <dc:date>2021-07-10T02:17:03.068919127</dc:date>
    <meta:editing-duration>PT32M22S</meta:editing-duration>
    <meta:editing-cycles>4</meta:editing-cycles>
    <meta:generator>LibreOffice/6.4.7.2$Linux_X86_64 LibreOffice_project/40$Build-2</meta:generator>
    <meta:document-statistic meta:table-count="0" meta:image-count="0" meta:object-count="0" meta:page-count="4" meta:paragraph-count="32" meta:word-count="1019" meta:character-count="6290" meta:non-whitespace-character-count="5287"/>
  </office:meta>
</office:document-meta>
</file>